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CINA IL CUCCO</text:p>
      <text:p text:style-name="P1"/>
      <text:p text:style-name="P2">Immersa in boschi di rovere e castagno,ai confini del parco naturale delle Capanne di Marcarolo (un area che si estende su 8mila ettari tra piemonte e Liguria) Cascina il Cucco offre a chi vi giunge rifugio.</text:p>
      <text:p text:style-name="P2">Lontani dalle comodità cittadine ma anche dal frastuono e dalla fretta , qui si può camminare lungo sentieri e godere di panorami e paesaggi incantevoli, fareun tuffo nei laghetti freschi e puliti del Gorzente o del Piota, o semplicemente rilassarsi in cascina, immergendosi nell'atmosfera rurale del posto.</text:p>
      <text:p text:style-name="P2">Cascina il Cucco Small Farm è un progetto che cerca di unire antichi saperi con conoscenze mopderne, per avbvicinarsi il piùpossibile all'idea di autosufficienza,ricercando quello spirito originarioi che unisce uomo, territorio, agricoltura, allevamento, cucina e “abitare” in un unico cicl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Ferrari</meta:initial-creator>
    <meta:creation-date>2024-01-01T18:42:15.13</meta:creation-date>
    <dc:date>2024-01-10T07:49:42.42</dc:date>
    <dc:creator>Fabio Ferrari</dc:creator>
    <meta:editing-duration>PT13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126" meta:character-count="822"/>
  </office:meta>
</office:document-meta>
</file>